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DejaVuSans1" svg:font-family="DejaVuSans" style:font-family-generic="swiss"/>
    <style:font-face style:name="DejaVuSans-Bold1" svg:font-family="DejaVuSans-Bold" style:font-family-generic="swiss"/>
    <style:font-face style:name="DejaVuSansMono-Bold1" svg:font-family="DejaVuSansMono-Bold" style:font-family-generic="swiss"/>
    <style:font-face style:name="Verdana1" svg:font-family="Verdana" style:font-family-generic="swiss"/>
    <style:font-face style:name="DejaVuSansMono1" svg:font-family="DejaVuSansMono" style:font-family-generic="modern" style:font-pitch="fixed"/>
    <style:font-face style:name="Arial Unicode MS3" svg:font-family="'Arial Unicode MS'" style:font-pitch="variable"/>
    <style:font-face style:name="Liberation Sans3" svg:font-family="'Liberation Sans'" style:font-pitch="variable"/>
    <style:font-face style:name="Menlo-Regular" svg:font-family="Menlo-Regular" style:font-pitch="variable"/>
    <style:font-face style:name="Arial Unicode MS2" svg:font-family="'Arial Unicode MS'" style:font-family-generic="modern" style:font-pitch="variable"/>
    <style:font-face style:name="DejaVuSansMono" svg:font-family="DejaVuSans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DejaVuSans" svg:font-family="DejaVuSans" style:font-family-generic="swiss" style:font-pitch="variable"/>
    <style:font-face style:name="DejaVuSans-Bold" svg:font-family="DejaVuSans-Bold" style:font-family-generic="swiss" style:font-pitch="variable"/>
    <style:font-face style:name="DejaVuSansMono-Bold" svg:font-family="DejaVuSansMono-Bold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3.85cm" style:use-optimal-column-width="false"/>
    </style:style>
    <style:style style:name="co2" style:family="table-column">
      <style:table-column-properties style:column-width="3.922cm" style:use-optimal-column-width="false"/>
    </style:style>
    <style:style style:name="co3" style:family="table-column">
      <style:table-column-properties style:column-width="4.171cm" style:use-optimal-column-width="false"/>
    </style:style>
    <style:style style:name="co4" style:family="table-column">
      <style:table-column-properties style:column-width="2.739cm" style:use-optimal-column-width="false"/>
    </style:style>
    <style:style style:name="co5" style:family="table-column">
      <style:table-column-properties style:column-width="2.082cm" style:use-optimal-column-width="false"/>
    </style:style>
    <style:style style:name="co6" style:family="table-column">
      <style:table-column-properties style:column-width="3.02cm" style:use-optimal-column-width="false"/>
    </style:style>
    <style:style style:name="co7" style:family="table-column">
      <style:table-column-properties style:column-width="1.47cm" style:use-optimal-column-width="false"/>
    </style:style>
    <style:style style:name="co8" style:family="table-column">
      <style:table-column-properties style:column-width="2.927cm" style:use-optimal-column-width="false"/>
    </style:style>
    <style:style style:name="co9" style:family="table-column">
      <style:table-column-properties style:column-width="2.925cm" style:use-optimal-column-width="false"/>
    </style:style>
    <style:style style:name="co10" style:family="table-column">
      <style:table-column-properties style:column-width="2.928cm" style:use-optimal-column-width="false"/>
    </style:style>
    <style:style style:name="co11" style:family="table-column">
      <style:table-column-properties style:column-width="2.931cm" style:use-optimal-column-width="false"/>
    </style:style>
    <style:style style:name="co12" style:family="table-column">
      <style:table-column-properties style:column-width="2.177cm" style:use-optimal-column-width="false"/>
    </style:style>
    <style:style style:name="co13" style:family="table-column">
      <style:table-column-properties style:column-width="2.176cm" style:use-optimal-column-width="false"/>
    </style:style>
    <style:style style:name="co14" style:family="table-column">
      <style:table-column-properties style:column-width="2.178cm" style:use-optimal-column-width="false"/>
    </style:style>
    <style:style style:name="co15" style:family="table-column">
      <style:table-column-properties style:column-width="3.313cm" style:use-optimal-column-width="false"/>
    </style:style>
    <style:style style:name="co16" style:family="table-column">
      <style:table-column-properties style:column-width="3.311cm" style:use-optimal-column-width="false"/>
    </style:style>
    <style:style style:name="co17" style:family="table-column">
      <style:table-column-properties style:column-width="3.314cm" style:use-optimal-column-width="false"/>
    </style:style>
    <style:style style:name="co18" style:family="table-column">
      <style:table-column-properties style:column-width="3.323cm" style:use-optimal-column-width="false"/>
    </style:style>
    <style:style style:name="co19" style:family="table-column">
      <style:table-column-properties style:column-width="4.84cm" style:use-optimal-column-width="false"/>
    </style:style>
    <style:style style:name="co20" style:family="table-column">
      <style:table-column-properties style:column-width="4.842cm" style:use-optimal-column-width="false"/>
    </style:style>
    <style:style style:name="co21" style:family="table-column">
      <style:table-column-properties style:column-width="7.62cm" style:use-optimal-column-width="false"/>
    </style:style>
    <style:style style:name="ro1" style:family="table-row">
      <style:table-row-properties style:row-height="1.848cm"/>
    </style:style>
    <style:style style:name="ro2" style:family="table-row">
      <style:table-row-properties style:row-height="2.906cm"/>
    </style:style>
    <style:style style:name="ro3" style:family="table-row">
      <style:table-row-properties style:row-height="1.319cm"/>
    </style:style>
    <style:style style:name="ro4" style:family="table-row">
      <style:table-row-properties style:row-height="0.964cm"/>
    </style:style>
    <style:style style:name="ro5" style:family="table-row">
      <style:table-row-properties style:row-height="2.111cm"/>
    </style:style>
    <style:style style:name="ro6" style:family="table-row">
      <style:table-row-properties style:row-height="1.264cm"/>
    </style:style>
    <style:style style:name="ro7" style:family="table-row">
      <style:table-row-properties style:row-height="2.112cm"/>
    </style:style>
    <style:style style:name="ro8" style:family="table-row">
      <style:table-row-properties style:row-height="0.921cm"/>
    </style:style>
    <style:style style:name="ro9" style:family="table-row">
      <style:table-row-properties style:row-height="0cm"/>
    </style:style>
    <style:style style:name="ro10" style:family="table-row">
      <style:table-row-properties style:row-height="1.847cm"/>
    </style:style>
    <style:style style:name="ro11" style:family="table-row">
      <style:table-row-properties style:row-height="1.413cm"/>
    </style:style>
    <style:style style:name="ro12" style:family="table-row">
      <style:table-row-properties style:row-height="1.979cm"/>
    </style:style>
    <style:style style:name="ro13" style:family="table-row">
      <style:table-row-properties style:row-height="2.413cm"/>
    </style:style>
    <style:style style:name="ro14" style:family="table-row">
      <style:table-row-properties style:row-height="1.978cm"/>
    </style:style>
    <style:style style:name="ro15" style:family="table-row">
      <style:table-row-properties style:row-height="-0.771cm"/>
    </style:style>
    <style:style style:name="ro16" style:family="table-row">
      <style:table-row-properties style:row-height="7.139cm"/>
    </style:style>
    <style:style style:name="ro17" style:family="table-row">
      <style:table-row-properties style:row-height="5.428cm"/>
    </style:style>
    <style:style style:name="ro18" style:family="table-row">
      <style:table-row-properties style:row-height="2.377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20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style:text-autospace="non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8.1000003814697pt"/>
    </style:style>
    <style:style style:name="P7" style:family="paragraph">
      <style:paragraph-properties fo:margin-left="0.72cm" fo:margin-right="0cm" fo:text-align="center" fo:text-indent="-0.72cm" style:text-autospace="none">
        <style:tab-stops>
          <style:tab-stop style:position="0.22cm"/>
          <style:tab-stop style:position="0.72cm"/>
        </style:tab-stops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Sans-Bold1" fo:font-size="13pt" fo:font-weight="bold" style:font-name-asian="DejaVuSans-Bold1" style:font-size-asian="13pt" style:font-weight-asian="bold" style:font-name-complex="DejaVuSans-Bold1" style:font-size-complex="13pt" style:font-weight-complex="bold"/>
    </style:style>
    <style:style style:name="T4" style:family="text">
      <style:text-properties fo:color="#0000ff" style:font-name="DejaVuSansMono1" fo:font-size="13pt" style:font-name-asian="DejaVuSansMono1" style:font-size-asian="13pt" style:font-name-complex="DejaVuSansMono1" style:font-size-complex="13pt"/>
    </style:style>
    <style:style style:name="T5" style:family="text">
      <style:text-properties style:font-name="DejaVuSansMono1" fo:font-size="13pt" style:font-name-asian="DejaVuSansMono1" style:font-size-asian="13pt" style:font-name-complex="DejaVuSansMono1" style:font-size-complex="13pt"/>
    </style:style>
    <style:style style:name="T6" style:family="text">
      <style:text-properties style:font-name="DejaVuSans1" fo:font-size="13pt" style:font-name-asian="DejaVuSans1" style:font-size-asian="13pt" style:font-name-complex="DejaVuSans1" style:font-size-complex="13pt"/>
    </style:style>
    <style:style style:name="T7" style:family="text">
      <style:text-properties fo:color="#0f7001" style:font-name="DejaVuSans1" fo:font-size="10pt" style:font-name-asian="DejaVuSans1" style:font-size-asian="10pt" style:font-name-complex="DejaVuSans1" style:font-size-complex="10pt"/>
    </style:style>
    <style:style style:name="T8" style:family="text">
      <style:text-properties fo:color="#0000ff" style:font-name="DejaVuSansMono1" fo:font-size="16pt" style:font-name-asian="DejaVuSansMono1" style:font-size-asian="16pt" style:font-name-complex="DejaVuSansMono1" style:font-size-complex="16pt"/>
    </style:style>
    <style:style style:name="T9" style:family="text">
      <style:text-properties style:font-name="DejaVuSans1" fo:font-size="16pt" style:font-name-asian="DejaVuSans1" style:font-size-asian="16pt" style:font-name-complex="DejaVuSans1" style:font-size-complex="16pt"/>
    </style:style>
    <style:style style:name="T10" style:family="text">
      <style:text-properties style:font-name="DejaVuSansMono1" fo:font-size="16pt" style:font-name-asian="DejaVuSansMono1" style:font-size-asian="16pt" style:font-name-complex="DejaVuSansMono1" style:font-size-complex="16pt"/>
    </style:style>
    <style:style style:name="T11" style:family="text">
      <style:text-properties style:text-position="9% 58%" style:font-name="DejaVuSans-Bold1" fo:font-size="11pt" fo:font-weight="bold" style:font-name-asian="DejaVuSans-Bold1" style:font-size-asian="11pt" style:font-weight-asian="bold" style:font-name-complex="DejaVuSans-Bold1" style:font-size-complex="11pt" style:font-weight-complex="bold"/>
    </style:style>
    <style:style style:name="T12" style:family="text">
      <style:text-properties style:font-name="DejaVuSans1" fo:font-size="9pt" style:font-name-asian="DejaVuSans1" style:font-size-asian="9pt" style:font-name-complex="DejaVuSans1" style:font-size-complex="9pt"/>
    </style:style>
    <style:style style:name="T13" style:family="text">
      <style:text-properties fo:color="#00006d" style:font-name="DejaVuSansMono1" fo:font-size="22pt" style:font-name-asian="DejaVuSansMono1" style:font-size-asian="22pt" style:font-name-complex="DejaVuSansMono1" style:font-size-complex="22pt"/>
    </style:style>
    <style:style style:name="T14" style:family="text">
      <style:text-properties style:font-name="DejaVuSansMono1" fo:font-size="22pt" style:font-name-asian="DejaVuSansMono1" style:font-size-asian="22pt" style:font-name-complex="DejaVuSansMono1" style:font-size-complex="22pt"/>
    </style:style>
    <style:style style:name="T15" style:family="text">
      <style:text-properties fo:color="#0f7001" style:font-name="DejaVuSansMono1" fo:font-size="22pt" style:font-name-asian="DejaVuSansMono1" style:font-size-asian="22pt" style:font-name-complex="DejaVuSansMono1" style:font-size-complex="22pt"/>
    </style:style>
    <style:style style:name="T16" style:family="text">
      <style:text-properties fo:color="#0000ff" style:font-name="DejaVuSansMono1" fo:font-size="22pt" style:font-name-asian="DejaVuSansMono1" style:font-size-asian="22pt" style:font-name-complex="DejaVuSansMono1" style:font-size-complex="22pt"/>
    </style:style>
    <style:style style:name="T17" style:family="text">
      <style:text-properties style:font-name="DejaVuSansMono-Bold1" fo:font-size="13pt" fo:font-weight="bold" style:font-name-asian="DejaVuSansMono-Bold1" style:font-size-asian="13pt" style:font-weight-asian="bold" style:font-name-complex="DejaVuSansMono-Bold1" style:font-size-complex="13pt" style:font-weight-complex="bold"/>
    </style:style>
    <style:style style:name="T18" style:family="text">
      <style:text-properties fo:color="#2fb41d" style:font-name="Menlo-Regular1" fo:font-size="36pt" style:font-name-asian="Menlo-Regular1" style:font-size-asian="36pt" style:font-name-complex="Menlo-Regular1" style:font-size-complex="36pt"/>
    </style:style>
    <style:style style:name="T19" style:family="text">
      <style:text-properties fo:color="#000000" style:font-name="Menlo-Regular1" fo:font-size="36pt" style:font-name-asian="Menlo-Regular1" style:font-size-asian="36pt" style:font-name-complex="Menlo-Regular1" style:font-size-complex="36pt"/>
    </style:style>
    <style:style style:name="T20" style:family="text">
      <style:text-properties fo:color="#c1651c" style:font-name="Menlo-Regular1" fo:font-size="36pt" style:font-name-asian="Menlo-Regular1" style:font-size-asian="36pt" style:font-name-complex="Menlo-Regular1" style:font-size-complex="36pt"/>
    </style:style>
    <style:style style:name="T21" style:family="text">
      <style:text-properties fo:color="#000000" style:font-name="Menlo-Regular1" fo:font-size="11pt" style:font-name-asian="Menlo-Regular1" style:font-size-asian="11pt" style:font-name-complex="Menlo-Regular1" style:font-size-complex="11pt"/>
    </style:style>
    <style:style style:name="T22" style:family="text">
      <style:text-properties fo:color="#0f7001" style:font-name="Verdana1" fo:font-size="24pt" style:font-name-asian="Verdana1" style:font-size-asian="24pt" style:font-name-complex="Verdana1" style:font-size-complex="24pt"/>
    </style:style>
    <style:style style:name="T23" style:family="text">
      <style:text-properties fo:color="#000000" style:font-name="Verdana1" fo:font-size="24pt" style:font-name-asian="Verdana1" style:font-size-asian="24pt" style:font-name-complex="Verdana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Структуры данных в С++</text:p>
            <text:p/>
            <text:p><text:span text:style-name="T1">Материалы для занятия в кружке информатики ФИМЛИ.</text:span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Руководитель кружка Грицуляк Р.Т. <text:s text:c="3"/></text:span></text:p>
            <text:p text:style-name="P1"><text:span text:style-name="T2">21.09.2016 <text:s text:c="4"/></text:span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лючевые слова</text:p>
              </text:list-header>
              <text:list-item>
                <text:p>void, char, wchar_t</text:p>
              </text:list-item>
              <text:list-item>
                <text:p>short, int, long </text:p>
              </text:list-item>
              <text:list-item>
                <text:p>float, double</text:p>
                <text:p>Сложные типы</text:p>
              </text:list-item>
              <text:list-item>
                <text:p>short int, unsigned short int, long long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1.253cm" svg:height="11.957cm" svg:x="2.588cm" svg:y="5.0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<text:span text:style-name="T3">Type specifier</text:span></text:p>
              </table:table-cell>
              <table:table-cell>
                <text:p text:style-name="P3"><text:span text:style-name="T3">Equivalent type</text:span></text:p>
              </table:table-cell>
              <table:table-cell>
                <text:p text:style-name="P3"><text:span text:style-name="T3">Width in bits by data model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able:table-cell>
              <table:table-cell/>
              <table:table-cell>
                <text:p text:style-name="P3"><text:span text:style-name="T3">C++ standard</text:span></text:p>
              </table:table-cell>
              <table:table-cell>
                <text:p text:style-name="P3"><text:span text:style-name="T3">LP32</text:span></text:p>
              </table:table-cell>
              <table:table-cell>
                <text:p text:style-name="P3"><text:span text:style-name="T3">ILP32</text:span></text:p>
              </table:table-cell>
              <table:table-cell>
                <text:p text:style-name="P3"><text:span text:style-name="T3">LLP64</text:span></text:p>
              </table:table-cell>
              <table:table-cell>
                <text:p text:style-name="P3"><text:span text:style-name="T3">LP64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4">short</text:span></text:p>
              </table:table-cell>
              <table:table-cell>
                <text:p text:style-name="P3"><text:span text:style-name="T4">short</text:span><text:span text:style-name="T5"> </text:span><text:span text:style-name="T4">int</text:span></text:p>
              </table:table-cell>
              <table:table-cell>
                <text:p text:style-name="P3"><text:span text:style-name="T6">at least</text:span></text:p>
                <text:p text:style-name="P3"><text:span text:style-name="T3">16</text:span></text:p>
              </table:table-cell>
              <table:table-cell>
                <text:p text:style-name="P3"><text:span text:style-name="T3">16</text:span></text:p>
              </table:table-cell>
              <table:table-cell>
                <text:p text:style-name="P3"><text:span text:style-name="T3">16</text:span></text:p>
              </table:table-cell>
              <table:table-cell>
                <text:p text:style-name="P3"><text:span text:style-name="T3">16</text:span></text:p>
              </table:table-cell>
              <table:table-cell>
                <text:p text:style-name="P3"><text:span text:style-name="T3">16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4">short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4">signed</text:span><text:span text:style-name="T5"> </text:span><text:span text:style-name="T4">shor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4">signed</text:span><text:span text:style-name="T5"> </text:span><text:span text:style-name="T4">short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4">unsigned</text:span><text:span text:style-name="T5"> </text:span><text:span text:style-name="T4">short</text:span></text:p>
              </table:table-cell>
              <table:table-cell>
                <text:p text:style-name="P3"><text:span text:style-name="T4">unsigned</text:span><text:span text:style-name="T5"> </text:span><text:span text:style-name="T4">short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4">unsigned</text:span><text:span text:style-name="T5"> </text:span><text:span text:style-name="T4">short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0.491cm" svg:height="9.708cm" svg:x="1.708cm" svg:y="5.09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10"/>
            <table:table-column table:style-name="co8"/>
            <table:table-column table:style-name="co8"/>
            <table:table-column table:style-name="co11"/>
            <table:table-row table:style-name="ro5" table:default-cell-style-name="ce1">
              <table:table-cell>
                <text:p text:style-name="P4"><text:span text:style-name="T4">int</text:span></text:p>
              </table:table-cell>
              <table:table-cell>
                <text:p text:style-name="P3"><text:span text:style-name="T4">int</text:span></text:p>
              </table:table-cell>
              <table:table-cell>
                <text:p text:style-name="P3"><text:span text:style-name="T6">at least</text:span></text:p>
                <text:p text:style-name="P3"><text:span text:style-name="T3">16</text:span></text:p>
              </table:table-cell>
              <table:table-cell>
                <text:p text:style-name="P3"><text:span text:style-name="T3">16</text:span></text:p>
              </table:table-cell>
              <table:table-cell>
                <text:p text:style-name="P3"><text:span text:style-name="T3">32</text:span></text:p>
              </table:table-cell>
              <table:table-cell>
                <text:p text:style-name="P3"><text:span text:style-name="T3">32</text:span></text:p>
              </table:table-cell>
              <table:table-cell>
                <text:p text:style-name="P3"><text:span text:style-name="T3">32</text:span></text:p>
              </table:table-cell>
            </table:table-row>
            <table:table-row table:style-name="ro6" table:default-cell-style-name="ce1">
              <table:table-cell>
                <text:p text:style-name="P4"><text:span text:style-name="T4">signed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4"><text:span text:style-name="T4">signed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4"><text:span text:style-name="T4">unsigned</text:span></text:p>
              </table:table-cell>
              <table:table-cell>
                <text:p text:style-name="P3"><text:span text:style-name="T4">unsigned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3"><text:span text:style-name="T4">unsigned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5.239cm" svg:height="11.087cm" svg:x="2.37cm" svg:y="5.015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2"/>
            <table:table-column table:style-name="co12"/>
            <table:table-column table:style-name="co14"/>
            <table:table-row table:style-name="ro8" table:default-cell-style-name="ce1">
              <table:table-cell>
                <text:p text:style-name="P4"><text:span text:style-name="T4">long</text:span></text:p>
              </table:table-cell>
              <table:table-cell>
                <text:p text:style-name="P3"><text:span text:style-name="T4">long</text:span><text:span text:style-name="T5"> </text:span><text:span text:style-name="T4">int</text:span></text:p>
              </table:table-cell>
              <table:table-cell>
                <text:p text:style-name="P3"><text:span text:style-name="T6">at least</text:span></text:p>
                <text:p text:style-name="P3"><text:span text:style-name="T3">32</text:span></text:p>
              </table:table-cell>
              <table:table-cell>
                <text:p text:style-name="P3"><text:span text:style-name="T3">32</text:span></text:p>
              </table:table-cell>
              <table:table-cell>
                <text:p text:style-name="P3"><text:span text:style-name="T3">32</text:span></text:p>
              </table:table-cell>
              <table:table-cell>
                <text:p text:style-name="P3"><text:span text:style-name="T3">32</text:span></text:p>
              </table:table-cell>
              <table:table-cell>
                <text:p text:style-name="P3"><text:span text:style-name="T3">64</text:span></text:p>
              </table:table-cell>
            </table:table-row>
            <table:table-row table:style-name="ro9" table:default-cell-style-name="ce1">
              <table:table-cell>
                <text:p text:style-name="P3"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4">signed</text:span><text:span text:style-name="T5"> </text:span><text:span text:style-name="T4">long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4">signed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4">unsigned</text:span><text:span text:style-name="T5"> </text:span><text:span text:style-name="T4">long</text:span></text:p>
              </table:table-cell>
              <table:table-cell>
                <text:p text:style-name="P3"><text:span text:style-name="T4">unsigned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3"><text:span text:style-name="T4">unsigned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3.199cm" svg:height="11.042cm" svg:x="2.62cm" svg:y="5.02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5"/>
            <table:table-column table:style-name="co17"/>
            <table:table-column table:style-name="co15"/>
            <table:table-column table:style-name="co15"/>
            <table:table-column table:style-name="co18"/>
            <table:table-row table:style-name="ro10" table:default-cell-style-name="ce1">
              <table:table-cell>
                <text:p text:style-name="P4"><text:span text:style-name="T4">long</text:span><text:span text:style-name="T5"> </text:span><text:span text:style-name="T4">long</text:span></text:p>
              </table:table-cell>
              <table:table-cell>
                <text:p text:style-name="P3"><text:span text:style-name="T4">long</text:span><text:span text:style-name="T5"> </text:span><text:span text:style-name="T4">long</text:span><text:span text:style-name="T5"> </text:span><text:span text:style-name="T4">int</text:span><text:span text:style-name="T6"> </text:span></text:p>
                <text:p text:style-name="P3"><text:span text:style-name="T7">(C++11)</text:span></text:p>
              </table:table-cell>
              <table:table-cell>
                <text:p text:style-name="P3"><text:span text:style-name="T6">at least</text:span></text:p>
                <text:p text:style-name="P3"><text:span text:style-name="T3">64</text:span></text:p>
              </table:table-cell>
              <table:table-cell>
                <text:p text:style-name="P3"><text:span text:style-name="T3">64</text:span></text:p>
              </table:table-cell>
              <table:table-cell>
                <text:p text:style-name="P3"><text:span text:style-name="T3">64</text:span></text:p>
              </table:table-cell>
              <table:table-cell>
                <text:p text:style-name="P3"><text:span text:style-name="T3">64</text:span></text:p>
              </table:table-cell>
              <table:table-cell>
                <text:p text:style-name="P3"><text:span text:style-name="T3">64</text:span></text:p>
              </table:table-cell>
            </table:table-row>
            <table:table-row table:style-name="ro11" table:default-cell-style-name="ce1">
              <table:table-cell>
                <text:p text:style-name="P3"><text:span text:style-name="T4">long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3"><text:span text:style-name="T4">signed</text:span><text:span text:style-name="T5"> </text:span><text:span text:style-name="T4">long</text:span><text:span text:style-name="T5"> </text:span><text:span text:style-name="T4">long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1">
              <table:table-cell>
                <text:p text:style-name="P3"><text:span text:style-name="T4">signed</text:span><text:span text:style-name="T5"> </text:span><text:span text:style-name="T4">long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1">
              <table:table-cell>
                <text:p text:style-name="P3"><text:span text:style-name="T4">unsigned</text:span><text:span text:style-name="T5"> </text:span><text:span text:style-name="T4">long</text:span><text:span text:style-name="T5"> </text:span><text:span text:style-name="T4">long</text:span></text:p>
              </table:table-cell>
              <table:table-cell>
                <text:p text:style-name="P3"><text:span text:style-name="T4">unsigned</text:span><text:span text:style-name="T5"> </text:span><text:span text:style-name="T4">long</text:span><text:span text:style-name="T5"> </text:span><text:span text:style-name="T4">long</text:span><text:span text:style-name="T5"> </text:span><text:span text:style-name="T4">int</text:span><text:span text:style-name="T6"> </text:span></text:p>
                <text:p text:style-name="P3"><text:span text:style-name="T7">(C++11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1">
              <table:table-cell>
                <text:p text:style-name="P3"><text:span text:style-name="T4">unsigned</text:span><text:span text:style-name="T5"> </text:span><text:span text:style-name="T4">long</text:span><text:span text:style-name="T5"> </text:span><text:span text:style-name="T4">long</text:span><text:span text:style-name="T5"> </text:span><text:span text:style-name="T4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Float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p text:style-name="P4"><text:span text:style-name="T8">float</text:span><text:span text:style-name="T9"> — тип с плавающей точкой одинарной точности. Обычно 32-битный тип с плавающей точкой формата IEEE-754</text:span></text:p>
            <text:p text:style-name="P4"><text:span text:style-name="T8">double</text:span><text:span text:style-name="T9"> — тип с плавающей точкой двойной точности. Обычно 64-битный тип с плавающей точкой формата IEEE-754</text:span></text:p>
            <text:p text:style-name="P4"><text:span text:style-name="T8">long</text:span><text:span text:style-name="T10"> </text:span><text:span text:style-name="T8">double</text:span><text:span text:style-name="T9"> — тип с плавающей точкой повышенной точности. Не обязательно отображается на типы IEEE-754. Обычно 80-битный тип с плавающей точкой формата x87 на архитектурах x86 и x86-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Fp</text:p>
                <text:p/>
              </text:list-item>
            </text:list>
          </draw:text-box>
        </draw:frame>
        <draw:frame draw:style-name="standard" draw:layer="layout" svg:width="24.201cm" svg:height="12.16cm" svg:x="2.337cm" svg:y="4.207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15" table:default-cell-style-name="ce1">
              <table:table-cell>
                <text:p text:style-name="P3"><text:span text:style-name="T3">floating</text:span></text:p>
                <text:p text:style-name="P3"><text:span text:style-name="T3">point</text:span></text:p>
              </table:table-cell>
              <table:table-cell>
                <text:p text:style-name="P3"><text:span text:style-name="T6">32</text:span></text:p>
              </table:table-cell>
              <table:table-cell>
                <text:p text:style-name="P3"><text:span text:style-name="T6"><text:a xlink:href="http://en.wikipedia.com/wiki/IEEE-754" xlink:type="simple">IEEE-754</text:a></text:span></text:p>
              </table:table-cell>
              <table:table-cell>
                <text:p text:style-name="P3"><text:span text:style-name="T3">± 3.4 · 10</text:span><text:span text:style-name="T11">± 38</text:span></text:p>
                <text:p text:style-name="P3"><text:span text:style-name="T12">(~7 digits)</text:span></text:p>
              </table:table-cell>
              <table:table-cell>
                <text:p text:style-name="P7"><text:span text:style-name="T6">min subnormal: </text:span><text:span text:style-name="T3">± 1.401,298,4 · 10</text:span><text:span text:style-name="T11">-47</text:span></text:p>
                <text:p text:style-name="P7"><text:span text:style-name="T6">min normal: </text:span><text:span text:style-name="T3">± 1.175,494,3 · 10</text:span><text:span text:style-name="T11">-38</text:span></text:p>
                <text:p text:style-name="P7"><text:span text:style-name="T6">max: </text:span><text:span text:style-name="T3">± 3.402,823,4 · 10</text:span><text:span text:style-name="T11">38</text:span></text:p>
              </table:table-cell>
            </table:table-row>
            <table:table-row table:style-name="ro16" table:default-cell-style-name="ce1">
              <table:table-cell/>
              <table:table-cell>
                <text:p text:style-name="P7"><text:span text:style-name="T6">64</text:span></text:p>
              </table:table-cell>
              <table:table-cell>
                <text:p text:style-name="P7"><text:span text:style-name="T6">IEEE-754</text:span></text:p>
              </table:table-cell>
              <table:table-cell>
                <text:p text:style-name="P7"><text:span text:style-name="T3">± 1.7 · 10</text:span><text:span text:style-name="T11">± 308</text:span></text:p>
                <text:p text:style-name="P7"><text:span text:style-name="T12">(~15 digits)</text:span></text:p>
              </table:table-cell>
              <table:table-cell>
                <text:p text:style-name="P7"><text:span text:style-name="T6">min subnormal: </text:span><text:span text:style-name="T3">± 4.940,656,458,412 · 10</text:span><text:span text:style-name="T11">-324</text:span></text:p>
                <text:p text:style-name="P7"><text:span text:style-name="T6">min normal: </text:span><text:span text:style-name="T3">± 2.225,073,858,507,201,4 · 10</text:span><text:span text:style-name="T11">-308</text:span></text:p>
                <text:p text:style-name="P7"><text:span text:style-name="T6">max: </text:span><text:span text:style-name="T3">± 1.797,693,134,862,315,7 · 10</text:span><text:span text:style-name="T11">308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ипы для строк:</text:p>
              </text:list-item>
              <text:list-item>
                <text:p>Char — 8 bit , wchar_t </text:p>
              </text:list-item>
              <text:list-item>
                <text:p>wchar_t — windows 16 bit, linux 32</text:p>
              </text:list-item>
              <text:list-item>
                <text:p>char16_t <text:s/>UTF-16</text:p>
              </text:list-item>
              <text:list-item>
                <text:p>char32_t <text:s/>UTF-3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Гарантии по базовым типам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4"><text:span text:style-name="T6"/></text:p>
            <text:p text:style-name="P4"><text:span text:style-name="T13">1</text:span><text:span text:style-name="T14"> </text:span><text:span text:style-name="T13">==</text:span><text:span text:style-name="T14"> sizeof</text:span><text:span text:style-name="T15">(</text:span><text:span text:style-name="T16">char</text:span><text:span text:style-name="T15">)</text:span><text:span text:style-name="T14"> </text:span></text:p>
            <text:p text:style-name="P4"><text:span text:style-name="T13"><text:s text:c="4"/></text:span><text:span text:style-name="T13">&lt;=</text:span><text:span text:style-name="T14"> sizeof</text:span><text:span text:style-name="T15">(</text:span><text:span text:style-name="T16">short</text:span><text:span text:style-name="T15">)</text:span><text:span text:style-name="T14"> </text:span></text:p>
            <text:p text:style-name="P4"><text:span text:style-name="T13"><text:s text:c="8"/></text:span><text:span text:style-name="T13">&lt;=</text:span><text:span text:style-name="T14"> sizeof</text:span><text:span text:style-name="T15">(</text:span><text:span text:style-name="T16">int</text:span><text:span text:style-name="T15">)</text:span><text:span text:style-name="T14"> </text:span></text:p>
            <text:p text:style-name="P4"><text:span text:style-name="T13"><text:s text:c="12"/></text:span><text:span text:style-name="T13">&lt;=</text:span><text:span text:style-name="T14"> sizeof</text:span><text:span text:style-name="T15">(</text:span><text:span text:style-name="T16">long</text:span><text:span text:style-name="T15">)</text:span><text:span text:style-name="T14"> </text:span></text:p>
            <text:p text:style-name="P4"><text:span text:style-name="T13"><text:s text:c="16"/></text:span><text:span text:style-name="T13">&lt;=</text:span><text:span text:style-name="T14"> sizeof</text:span><text:span text:style-name="T15">(</text:span><text:span text:style-name="T16">long</text:span><text:span text:style-name="T14"> </text:span><text:span text:style-name="T16">long</text:span><text:span text:style-name="T1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Н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екомендуется использовать из первой строки, тестировать с второй строкой</text:p>
              </text:list-item>
            </text:list>
          </draw:text-box>
        </draw:frame>
        <draw:frame draw:style-name="standard" draw:layer="layout" svg:width="15.239cm" svg:height="7.804cm" svg:x="2.434cm" svg:y="7.16cm">
          <table:table table:template-name="default" table:use-first-row-styles="true" table:use-banding-rows-styles="true">
            <table:table-column table:style-name="co21"/>
            <table:table-column table:style-name="co21"/>
            <table:table-row table:style-name="ro17" table:default-cell-style-name="ce1">
              <table:table-cell>
                <text:p text:style-name="P4"><text:span text:style-name="T17">int8_t</text:span></text:p>
                <text:p text:style-name="P4"><text:span text:style-name="T17">int16_t</text:span></text:p>
                <text:p text:style-name="P4"><text:span text:style-name="T17">int32_t</text:span></text:p>
                <text:p text:style-name="P4"><text:span text:style-name="T17">int64_t</text:span></text:p>
                <text:p text:style-name="P4"><text:span text:style-name="T7">(optional)</text:span></text:p>
              </table:table-cell>
              <table:table-cell>
                <text:p text:style-name="P4"><text:span text:style-name="T6">signed integer type with width of exactly 8, 16, 32 and 64 bits respectively</text:span></text:p>
                <text:p text:style-name="P4"><text:span text:style-name="T6">with no padding bits and using 2's complement for negative values</text:span></text:p>
                <text:p text:style-name="P4"><text:span text:style-name="T6">(provided only if the implementation directly supports the type) </text:span></text:p>
                <text:p text:style-name="P4"><text:span text:style-name="T7">(typedef)</text:span></text:p>
              </table:table-cell>
            </table:table-row>
            <table:table-row table:style-name="ro18" table:default-cell-style-name="ce1">
              <table:table-cell>
                <text:p text:style-name="P4"><text:span text:style-name="T17">int_fast8_t</text:span></text:p>
                <text:p text:style-name="P4"><text:span text:style-name="T17">int_fast16_t</text:span></text:p>
                <text:p text:style-name="P4"><text:span text:style-name="T17">int_fast32_t</text:span></text:p>
                <text:p text:style-name="P4"><text:span text:style-name="T17">int_fast64_t</text:span></text:p>
              </table:table-cell>
              <table:table-cell>
                <text:p text:style-name="P4"><text:span text:style-name="T6">fastest signed integer type with width of at least 8, 16, 32 and 64 bits respectively </text:span></text:p>
                <text:p text:style-name="P4"><text:span text:style-name="T7">(typedef)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ольше информац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Страуструп: язык программирования с++ (4 издание)</text:p>
              </text:list-item>
            </text:list>
          </draw:text-box>
        </draw:frame>
        <draw:frame draw:style-name="gr2" draw:text-style-name="P8" draw:layer="layout" svg:width="22.702cm" svg:height="2.131cm" svg:x="2.698cm" svg:y="8cm">
          <draw:text-box>
            <text:p><text:span text:style-name="T1">http://en.cppreference.com/w/cpp/types/inte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Структур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Ключевые слова struct, class — задают </text:p>
                <text:p>тип данных.</text:p>
              </text:list-item>
              <text:list-item>
                <text:p>struct a_struct { int a; int b;};</text:p>
              </text:list-item>
              <text:list-item>
                <text:p>class a_class {public: int a; int b;};</text:p>
              </text:list-item>
              <text:list-item>
                <text:p>Параметризованные:</text:p>
              </text:list-item>
              <text:list-item>
                <text:p>vector&lt;int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Параметризация: пример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9"><text:span text:style-name="T18">struct</text:span><text:span text:style-name="T19"> Ptr2Pair2ndGT { </text:span></text:p>
            <text:p text:style-name="P9"><text:span text:style-name="T18">template</text:span><text:span text:style-name="T19">&lt;</text:span><text:span text:style-name="T18">typename</text:span><text:span text:style-name="T19"> It&gt;</text:span></text:p>
            <text:p text:style-name="P9"><text:span text:style-name="T18">bool</text:span><text:span text:style-name="T19"> </text:span><text:span text:style-name="T20">operator</text:span><text:span text:style-name="T19">()(It it1, It it2) </text:span><text:span text:style-name="T18">const</text:span><text:span text:style-name="T19"> { </text:span><text:span text:style-name="T20">return</text:span><text:span text:style-name="T19"> it1-&gt;second &gt; it2-&gt;second; }</text:span></text:p>
            <text:p text:style-name="P9"><text:span text:style-name="T19">} ;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иблиотека с++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следовательные контейнеры</text:p>
              </text:list-item>
              <text:list-item>
                <text:p>array&lt;тип&gt;</text:p>
              </text:list-item>
              <text:list-item>
                <text:p>vector&lt;тип&gt;</text:p>
              </text:list-item>
              <text:list-item>
                <text:p>deque&lt;тип&gt;</text:p>
              </text:list-item>
              <text:list-item>
                <text:p>forward_list&lt;тип&gt;</text:p>
              </text:list-item>
              <text:list-item>
                <text:p>list&lt;тип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Адаптеры</text:p>
          </draw:text-box>
        </draw:frame>
        <draw:frame presentation:style-name="pr5" draw:layer="layout" svg:width="25.199cm" svg:height="12.179cm" svg:x="1.4cm" svg:y="4.221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  <text:list-item>
                <text:p><text:span text:style-name="T22">stack</text:span></text:p>
              </text:list-item>
              <text:list-item>
                <text:p><text:span text:style-name="T22">queue</text:span></text:p>
              </text:list-item>
              <text:list-item>
                <text:p><text:span text:style-name="T22">priority_queue</text:span></text:p>
                <text:p><text:span text:style-name="T22"/></text:p>
                <text:p><text:span text:style-name="T23">«оболочки» вокруг типов «оборачиваемых» адаптером.</text:span></text:p>
                <text:p><text:span text:style-name="T23">Имеют специальные требования к типам оборачиваемых элементов (должны поддерживать определенные операции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Ассоциативные контейнер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, unordered_set </text:p>
              </text:list-item>
              <text:list-item>
                <text:p>Multiset, unordered_multiset</text:p>
              </text:list-item>
              <text:list-item>
                <text:p>Map, unordered_map</text:p>
              </text:list-item>
              <text:list-item>
                <text:p>Multimap, unordered_multimap</text:p>
                <text:p/>
              </text:list-item>
              <text:list-item>
                <text:p>Доступ к значению по ключ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Задание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Численный эксперимент и исследование стандартных контейнеров и адаптеров:</text:p>
              </text:list-item>
              <text:list-item>
                <text:p>Выбрать контейнер</text:p>
              </text:list-item>
              <text:list-item>
                <text:p>Использовать стандартные и быстрые типы.</text:p>
                <text:list>
                  <text:list-item>
                    <text:p>Определить сколько памяти занимает при 10 м элементов.</text:p>
                  </text:list-item>
                  <text:list-item>
                    <text:p>Сколько времени занимает добавление 10м элементов.</text:p>
                  </text:list-item>
                  <text:list-item>
                    <text:p>Удаление элементов.</text:p>
                  </text:list-item>
                  <text:list-item>
                    <text:p>Поиск элементов. </text:p>
                  </text:list-item>
                  <text:list-item>
                    <text:p>Другие операции.</text:p>
                  </text:list-item>
                  <text:list-item>
                    <text:p>представить программу и таблицей результатов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DejaVuSans1" svg:font-family="DejaVuSans" style:font-family-generic="swiss"/>
    <style:font-face style:name="DejaVuSans-Bold1" svg:font-family="DejaVuSans-Bold" style:font-family-generic="swiss"/>
    <style:font-face style:name="DejaVuSansMono-Bold1" svg:font-family="DejaVuSansMono-Bold" style:font-family-generic="swiss"/>
    <style:font-face style:name="Verdana1" svg:font-family="Verdana" style:font-family-generic="swiss"/>
    <style:font-face style:name="DejaVuSansMono1" svg:font-family="DejaVuSansMono" style:font-family-generic="modern" style:font-pitch="fixed"/>
    <style:font-face style:name="Arial Unicode MS3" svg:font-family="'Arial Unicode MS'" style:font-pitch="variable"/>
    <style:font-face style:name="Liberation Sans3" svg:font-family="'Liberation Sans'" style:font-pitch="variable"/>
    <style:font-face style:name="Menlo-Regular" svg:font-family="Menlo-Regular" style:font-pitch="variable"/>
    <style:font-face style:name="Arial Unicode MS2" svg:font-family="'Arial Unicode MS'" style:font-family-generic="modern" style:font-pitch="variable"/>
    <style:font-face style:name="DejaVuSansMono" svg:font-family="DejaVuSans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DejaVuSans" svg:font-family="DejaVuSans" style:font-family-generic="swiss" style:font-pitch="variable"/>
    <style:font-face style:name="DejaVuSans-Bold" svg:font-family="DejaVuSans-Bold" style:font-family-generic="swiss" style:font-pitch="variable"/>
    <style:font-face style:name="DejaVuSansMono-Bold" svg:font-family="DejaVuSansMono-Bold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2:02:31.899703000</meta:creation-date>
    <dc:date>2016-09-23T02:52:03.938105000</dc:date>
    <meta:editing-duration>PT27M39S</meta:editing-duration>
    <meta:editing-cycles>3</meta:editing-cycles>
    <meta:generator>LibreOffice/4.3.0.4$MacOSX_x86 LibreOffice_project/62ad5818884a2fc2e5780dd45466868d41009ec0</meta:generator>
    <meta:document-statistic meta:object-count="104"/>
  </office:meta>
</office:document-meta>
</file>